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3. stretnutie</text:p>
      <text:p text:style-name="P1"/>
      <text:p text:style-name="Standard"><text:span text:style-name="T3">Dátum:</text:span> 8.10.2013</text:p>
      <text:p text:style-name="Standard"/>
      <text:p text:style-name="Standard"><text:span text:style-name="T3">Prítomní:</text:span> Adam Horváth, Andrej Sekáč, Timotej Krajči. Michal Raška, Peter Šulík.</text:p>
      <text:p text:style-name="Standard"/>
      <text:p text:style-name="P1"><text:span text:style-name="T1">Agenda:</text:span><text:span text:style-name="T2"> </text:span></text:p>
      <text:p text:style-name="P1"><text:span text:style-name="T2"/></text:p>
      <text:list xml:id="list40535664" text:style-name="L1">
        <text:list-item>
          <text:p text:style-name="P2"><text:span text:style-name="T1">zhodnotenie predchádzajúceho obdobia</text:span></text:p>
        </text:list-item>
        <text:list-item>
          <text:p text:style-name="P2"><text:span text:style-name="T1">katalóg požiadaviek</text:span></text:p>
        </text:list-item>
        <text:list-item>
          <text:p text:style-name="P2"><text:span text:style-name="T1">plán na ďalší týždeň</text:span></text:p>
        </text:list-item>
      </text:list>
      <text:p text:style-name="P1"><text:span text:style-name="T1"/></text:p>
      <text:list xml:id="list40608109" text:style-name="L3">
        <text:list-item>
          <text:p text:style-name="P3"><text:span text:style-name="T2">Naplánovanú úlohu sme mali len jednu a pracovalo sa na nej podľa plánu, celkový výsledok však ešte nie je známy.</text:span></text:p>
        </text:list-item>
        <text:list-item>
          <text:p text:style-name="P3"><text:span text:style-name="T2">Prácou na katalógu požiadaviek boli poverení hlavne Adam, Andrej a Timo. Podarilo sa im dokončiť katalóg a po schválení ostatnými členmi ho odoslali zadávateľovi. Odpoveď od zadávateľa však ešte nedorazila a tak náš katalóg nie je zatiaľ odsúhlasený. Dúfame, že sa tak stane do konca termínu.</text:span></text:p>
        </text:list-item>
        <text:list-item>
          <text:p text:style-name="P3"><text:span text:style-name="T2">Do konca tohto týždňa je v pláne stretnutie s cvičiacim, pre prediskutovanie správnosti katalógu požiadaviek a budúceho postupu (konceptuálnej analýzy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j </meta:initial-creator>
    <meta:creation-date>2013-10-09T20:29:32.49</meta:creation-date>
    <dc:date>2013-10-09T21:13:28.57</dc:date>
    <dc:creator>Andrej </dc:creator>
    <meta:editing-duration>PT00H28M43S</meta:editing-duration>
    <meta:editing-cycles>5</meta:editing-cycles>
    <meta:generator>OpenOffice.org/3.2$Win32 OpenOffice.org_project/320m19$Build-9505</meta:generator>
    <meta:document-statistic meta:table-count="0" meta:image-count="0" meta:object-count="0" meta:page-count="1" meta:paragraph-count="10" meta:word-count="117" meta:character-count="760"/>
  </office:meta>
</office:document-meta>
</file>